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000000" style:font-name="sans-serif" fo:font-size="12pt" fo:letter-spacing="normal" fo:font-style="normal" fo:font-weight="normal" style:font-size-asian="12pt" style:font-size-complex="12pt"/>
    </style:style>
    <style:style style:name="P2" style:family="paragraph" style:parent-style-name="Text_20_body" style:list-style-name="L1">
      <style:paragraph-properties fo:text-align="start" style:justify-single-word="false"/>
      <style:text-properties fo:font-variant="normal" fo:text-transform="none" fo:color="#000000" style:font-name="sans-serif" fo:font-size="12pt" fo:letter-spacing="normal" fo:font-style="normal" fo:font-weight="normal" style:font-size-asian="12pt" style:font-size-complex="12pt"/>
    </style:style>
    <style:style style:name="P3" style:family="paragraph" style:parent-style-name="Text_20_body" style:list-style-name="L2">
      <style:paragraph-properties fo:text-align="start" style:justify-single-word="false"/>
      <style:text-properties fo:font-variant="normal" fo:text-transform="none" fo:color="#000000" style:font-name="sans-serif" fo:font-size="12pt" fo:letter-spacing="normal" fo:font-style="normal" fo:font-weight="normal" style:font-size-asian="12pt" style:font-size-complex="12pt"/>
    </style:style>
    <style:style style:name="P4" style:family="paragraph" style:parent-style-name="Heading">
      <style:text-properties fo:font-variant="normal" fo:text-transform="none" fo:color="#000000" style:font-name="sans-serif" fo:font-size="18pt" fo:letter-spacing="normal" fo:font-style="normal" fo:font-weight="bold" style:font-weight-asian="bold" style:font-weight-complex="bold"/>
    </style:style>
    <style:style style:name="P5" style:family="paragraph" style:parent-style-name="Heading">
      <style:paragraph-properties fo:text-align="center" style:justify-single-word="false"/>
      <style:text-properties fo:font-variant="normal" fo:text-transform="none" fo:color="#000000" style:font-name="sans-serif" fo:font-size="18pt" fo:letter-spacing="normal" fo:font-style="normal"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voke Spell On Target</text:p>
      <text:p text:style-name="P1">At the time a spell is cast all of the spell's special abilities scripts by this name are called and their return values are ignored. These scripts probably will add or delete Special Abilities to/from the target. For example, the "Sleep" spell might have a script that adds the Special Ability named "Sleeping" to the target. An "Awaken" spell would remove the Special Ability named "Sleeping".</text:p>
      <text:p text:style-name="P4">Context</text:p>
      <text:list xml:id="list39384080" text:style-name="L1">
        <text:list-item>
          <text:p text:style-name="P2">Attacker - character - the character casting the spell</text:p>
        </text:list-item>
        <text:list-item>
          <text:p text:style-name="P2">Target - character - the target of the spell</text:p>
        </text:list-item>
        <text:list-item>
          <text:p text:style-name="P2">spell – the spell that was cast</text:p>
        </text:list-item>
      </text:list>
      <text:p text:style-name="P4">Parameters</text:p>
      <text:list xml:id="list39376333" text:style-name="L2">
        <text:list-item>
          <text:p text:style-name="P3">Parameter[5] = target x</text:p>
        </text:list-item>
        <text:list-item>
          <text:p text:style-name="P3">Parameter[6] = target 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26T09:07:22.02</meta:creation-date>
    <meta:generator>OpenOffice.org/3.2$Win32 OpenOffice.org_project/320m18$Build-9502</meta:generator>
    <dc:date>2010-11-16T19:32:20.99</dc:date>
    <dc:creator>Paul Stevens</dc:creator>
    <meta:editing-duration>PT00H12M00S</meta:editing-duration>
    <meta:editing-cycles>2</meta:editing-cycles>
    <meta:document-statistic meta:table-count="0" meta:image-count="0" meta:object-count="0" meta:page-count="1" meta:paragraph-count="9" meta:word-count="110" meta:character-count="614"/>
  </office:meta>
</office:document-meta>
</file>